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underline-style="none" officeooo:paragraph-rsid="0007a55f"/>
    </style:style>
    <style:style style:name="P2" style:family="paragraph" style:parent-style-name="Standard" style:list-style-name="L7">
      <style:text-properties style:text-underline-style="none" officeooo:paragraph-rsid="0007a55f"/>
    </style:style>
    <style:style style:name="P3" style:family="paragraph" style:parent-style-name="Standard" style:list-style-name="L8">
      <style:text-properties style:text-underline-style="none" officeooo:paragraph-rsid="0007a55f"/>
    </style:style>
    <style:style style:name="P4" style:family="paragraph" style:parent-style-name="Standard">
      <style:text-properties style:text-underline-style="none" officeooo:paragraph-rsid="0007a55f"/>
    </style:style>
    <style:style style:name="P5" style:family="paragraph" style:parent-style-name="Standard">
      <style:text-properties style:text-underline-style="none" officeooo:paragraph-rsid="000a7441"/>
    </style:style>
    <style:style style:name="P6" style:family="paragraph" style:parent-style-name="Standard" style:list-style-name="L7">
      <style:text-properties officeooo:paragraph-rsid="0007a55f"/>
    </style:style>
    <style:style style:name="P7" style:family="paragraph" style:parent-style-name="Standard" style:list-style-name="L8">
      <style:text-properties officeooo:paragraph-rsid="0007a55f"/>
    </style:style>
    <style:style style:name="P8" style:family="paragraph" style:parent-style-name="Standard" style:list-style-name="L9">
      <style:text-properties officeooo:paragraph-rsid="0007a55f"/>
    </style:style>
    <style:style style:name="P9" style:family="paragraph" style:parent-style-name="Standard" style:list-style-name="L10">
      <style:text-properties officeooo:paragraph-rsid="0007a55f"/>
    </style:style>
    <style:style style:name="P10" style:family="paragraph" style:parent-style-name="Standard" style:list-style-name="L11">
      <style:text-properties officeooo:paragraph-rsid="0007a55f"/>
    </style:style>
    <style:style style:name="P11" style:family="paragraph" style:parent-style-name="Standard">
      <style:text-properties officeooo:paragraph-rsid="0007a55f"/>
    </style:style>
    <style:style style:name="P12" style:family="paragraph" style:parent-style-name="Standard">
      <style:text-properties officeooo:paragraph-rsid="000a7441"/>
    </style:style>
    <style:style style:name="P13" style:family="paragraph" style:parent-style-name="Standard">
      <style:text-properties fo:font-size="16pt" officeooo:paragraph-rsid="0007a55f" style:font-size-asian="16pt" style:font-size-complex="16pt"/>
    </style:style>
    <style:style style:name="P14" style:family="paragraph" style:parent-style-name="Standard">
      <style:text-properties fo:font-size="16pt" officeooo:paragraph-rsid="00132f35" style:font-size-asian="16pt" style:font-size-complex="16pt"/>
    </style:style>
    <style:style style:name="P15" style:family="paragraph" style:parent-style-name="Standard">
      <style:text-properties fo:font-size="14pt" officeooo:paragraph-rsid="0007a55f" style:font-size-asian="14pt" style:font-size-complex="14pt"/>
    </style:style>
    <style:style style:name="P16" style:family="paragraph" style:parent-style-name="Standard">
      <style:text-properties fo:font-size="14pt" officeooo:paragraph-rsid="000e25f6" style:font-size-asian="14pt" style:font-size-complex="14pt"/>
    </style:style>
    <style:style style:name="P17" style:family="paragraph" style:parent-style-name="Standard">
      <style:text-properties fo:font-size="14pt" officeooo:paragraph-rsid="00132f35" style:font-size-asian="14pt" style:font-size-complex="14pt"/>
    </style:style>
    <style:style style:name="P18" style:family="paragraph" style:parent-style-name="Standard">
      <style:text-properties fo:font-size="14pt" officeooo:paragraph-rsid="0018756c" style:font-size-asian="14pt" style:font-size-complex="14pt"/>
    </style:style>
    <style:style style:name="P19" style:family="paragraph" style:parent-style-name="Standard">
      <style:text-properties officeooo:paragraph-rsid="00132f35"/>
    </style:style>
    <style:style style:name="P20" style:family="paragraph" style:parent-style-name="Standard">
      <style:text-properties fo:font-size="12pt" officeooo:paragraph-rsid="001485cf" style:font-size-asian="10.5pt" style:font-size-complex="12pt"/>
    </style:style>
    <style:style style:name="P21" style:family="paragraph" style:parent-style-name="Standard">
      <style:text-properties officeooo:paragraph-rsid="0018756c"/>
    </style:style>
    <style:style style:name="P22" style:family="paragraph" style:parent-style-name="Standard">
      <style:text-properties officeooo:paragraph-rsid="001d61bc"/>
    </style:style>
    <style:style style:name="P23" style:family="paragraph" style:parent-style-name="Standard" style:list-style-name="L12">
      <style:text-properties officeooo:paragraph-rsid="0018756c"/>
    </style:style>
    <style:style style:name="P24" style:family="paragraph" style:parent-style-name="Standard">
      <style:text-properties officeooo:paragraph-rsid="0023819a"/>
    </style:style>
    <style:style style:name="T1" style:family="text">
      <style:text-properties style:text-underline-style="none"/>
    </style:style>
    <style:style style:name="T2" style:family="text">
      <style:text-properties officeooo:rsid="001f5494"/>
    </style:style>
    <style:style style:name="T3" style:family="text">
      <style:text-properties officeooo:rsid="000848d2"/>
    </style:style>
    <style:style style:name="T4" style:family="text">
      <style:text-properties officeooo:rsid="0009310e"/>
    </style:style>
    <style:style style:name="T5" style:family="text">
      <style:text-properties officeooo:rsid="000e25f6"/>
    </style:style>
    <style:style style:name="T6" style:family="text">
      <style:text-properties officeooo:rsid="000ef66d"/>
    </style:style>
    <style:style style:name="T7" style:family="text">
      <style:text-properties fo:font-size="16pt" officeooo:rsid="000f4a8f" style:font-size-asian="14pt" style:font-size-complex="16pt"/>
    </style:style>
    <style:style style:name="T8" style:family="text">
      <style:text-properties fo:font-size="16pt" officeooo:rsid="0018756c" style:font-size-asian="16pt" style:font-size-complex="16pt"/>
    </style:style>
    <style:style style:name="T9" style:family="text">
      <style:text-properties fo:font-size="18pt" style:text-underline-style="solid" style:text-underline-width="auto" style:text-underline-color="font-color" fo:font-weight="bold" officeooo:rsid="000f4a8f" style:font-size-asian="18pt" style:font-weight-asian="bold" style:font-size-complex="18pt" style:font-weight-complex="bold"/>
    </style:style>
    <style:style style:name="T10" style:family="text">
      <style:text-properties officeooo:rsid="00132f35"/>
    </style:style>
    <style:style style:name="T11" style:family="text">
      <style:text-properties officeooo:rsid="001485cf"/>
    </style:style>
    <style:style style:name="T12" style:family="text">
      <style:text-properties officeooo:rsid="0018756c"/>
    </style:style>
    <style:style style:name="T13" style:family="text">
      <style:text-properties officeooo:rsid="0019ad57"/>
    </style:style>
    <style:style style:name="T14" style:family="text">
      <style:text-properties officeooo:rsid="0025b881"/>
    </style:style>
    <style:style style:name="T15" style:family="text">
      <style:text-properties officeooo:rsid="0026e0f2"/>
    </style:style>
    <style:style style:name="T16" style:family="text">
      <style:text-properties officeooo:rsid="0028c70e"/>
    </style:style>
    <style:style style:name="T17" style:family="text">
      <style:text-properties officeooo:rsid="00299ca9"/>
    </style:style>
    <style:style style:name="T18" style:family="text">
      <style:text-properties officeooo:rsid="0029d4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text:span text:style-name="T9">Cahier des charges : Takuzu</text:span></text:p>
      <text:p text:style-name="P11"><text:span text:style-name="T7"><text:tab/><text:tab/></text:span></text:p>
      <text:p text:style-name="P11"><text:span text:style-name="T7"/></text:p>
      <text:p text:style-name="P11"><text:span text:style-name="T7"><text:tab/><text:tab/><text:tab/></text:span></text:p>
      <text:p text:style-name="P11"><text:span text:style-name="T7"/></text:p>
      <text:p text:style-name="P11"><text:span text:style-name="T7"/></text:p>
      <text:p text:style-name="P11"><text:span text:style-name="T7"><text:tab/><text:tab/><text:tab/><text:tab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1.Présentation du projet</text:p>
      <text:p text:style-name="P11"/>
      <text:p text:style-name="P15">1.1 Contexte</text:p>
      <text:p text:style-name="P11"/>
      <text:p text:style-name="P11">Ce projet se déroulera dans le cadre d’un projet lors du semestre 6 de L3 SPI Informatique. Le but de ce projet est de développer un logiciel suffisamment complexe pour justifier un travail en équipe et la mise en œuvre des préceptes de Génie Logiciel.</text:p>
      <text:p text:style-name="P11"/>
      <text:p text:style-name="P11"/>
      <text:p text:style-name="P15">1.2 Étude de l’existant</text:p>
      <text:p text:style-name="P11"/>
      <text:p text:style-name="P11"><text:s/>Tic tac logic : Jeu de takuzu en ligne gratuit.</text:p>
      <text:p text:style-name="P12"><text:s/><text:a xlink:type="simple" xlink:href="http://www.conceptispuzzles.com/index.aspx?uri=puzzle/tic-tac-logic">http://www.conceptispuzzles.com/index.aspx?uri=puzzle/tic-tac-logic</text:a></text:p>
      <text:p text:style-name="P11"><text:s/>Kas tete <text:span text:style-name="T4">t</text:span>akuzu : Jeu de takuzu en ligne gratuit.</text:p>
      <text:p text:style-name="P5"><text:s/><text:a xlink:type="simple" xlink:href="http://www.kastete.fr/jouer-une-grille-de-takuzu-binero">http://www.kastete.fr/jouer-une-grille-de-takuzu-binero</text:a></text:p>
      <text:p text:style-name="P4"/>
      <text:p text:style-name="P4">La partie ci-dessous décrit les différentes fonctions communes et spécifiques des </text:p>
      <text:p text:style-name="P4">deux applications :</text:p>
      <text:p text:style-name="P4"/>
      <text:list xml:id="list9664265031" text:style-name="L1">
        <text:list-item>
          <text:p text:style-name="P1">Fonctions communes :</text:p>
        </text:list-item>
      </text:list>
      <text:p text:style-name="P4"><text:tab/></text:p>
      <text:list xml:id="list1833489318" text:style-name="L7">
        <text:list-item>
          <text:p text:style-name="P2">un menu d'aide</text:p>
        </text:list-item>
        <text:list-item>
          <text:p text:style-name="P2">un compteur de temps</text:p>
        </text:list-item>
        <text:list-item>
          <text:p text:style-name="P6"><text:span text:style-name="T1">un choix de difficulté du jeu <text:s text:c="3"/></text:span></text:p>
          <text:p text:style-name="P2"><text:s text:c="88"/></text:p>
        </text:list-item>
      </text:list>
      <text:list xml:id="list1480170502" text:style-name="L8">
        <text:list-item>
          <text:p text:style-name="P3">Tic tac logic</text:p>
          <text:p text:style-name="P7"/>
        </text:list-item>
      </text:list>
      <text:list xml:id="list419516142" text:style-name="L9">
        <text:list-item>
          <text:p text:style-name="P8">système de zoom</text:p>
        </text:list-item>
        <text:list-item>
          <text:p text:style-name="P8">système de hypothèse</text:p>
        </text:list-item>
        <text:list-item>
          <text:p text:style-name="P8">imprimer la feuille </text:p>
        </text:list-item>
        <text:list-item>
          <text:p text:style-name="P8">système de sauvegarde</text:p>
        </text:list-item>
      </text:list>
      <text:p text:style-name="P11"/>
      <text:list xml:id="list2054643327" text:style-name="L10">
        <text:list-item>
          <text:p text:style-name="P9">Kas tete takuzu</text:p>
          <text:p text:style-name="P9"/>
        </text:list-item>
      </text:list>
      <text:list xml:id="list2114443241" text:style-name="L11">
        <text:list-item>
          <text:p text:style-name="P10">système de succès</text:p>
        </text:list-item>
        <text:list-item>
          <text:p text:style-name="P10">statistique de la grille</text:p>
        </text:list-item>
      </text:list>
      <text:p text:style-name="P11"/>
      <text:p text:style-name="P11"/>
      <text:p text:style-name="P16"><text:span text:style-name="T5">1.3 Objectif</text:span><text:span text:style-name="T6">s</text:span></text:p>
      <text:p text:style-name="P16"><text:span text:style-name="T6"/></text:p>
      <text:p text:style-name="P20"><text:span text:style-name="T11">à remplir......</text:span></text:p>
      <text:p text:style-name="P11"/>
      <text:p text:style-name="P15">1.4 Calendrier</text:p>
      <text:p text:style-name="P11"/>
      <text:p text:style-name="P11">14 Janvier 2015 : Premier contact avec le client, présentation de ses idées et de son besoin.</text:p>
      <text:p text:style-name="P11">20 Janvier 2015 : Entretien client 1 - Propositions de concepts liés au projet pour validation ou non.</text:p>
      <text:p text:style-name="P11">21 Janvier 2015 : Entretien client 2 - Exposition du premier jet du cahier des charges</text:p>
      <text:p text:style-name="P11">D<text:span text:style-name="T3">é</text:span>but f<text:span text:style-name="T3">é</text:span>vrier : Début du codage</text:p>
      <text:p text:style-name="P11">Lundi 9 <text:span text:style-name="T2">f</text:span><text:span text:style-name="T3">é</text:span><text:span text:style-name="T2">vrier</text:span> : Bilan de milieu de projet.</text:p>
      <text:p text:style-name="P11">27 Avril 2015 : Présentation du jeu et livraison du produit.</text:p>
      <text:p text:style-name="P11"><text:soft-page-break/></text:p>
      <text:p text:style-name="P11"/>
      <text:p text:style-name="P14"><text:span text:style-name="T10">2. Analyse des besoins</text:span></text:p>
      <text:p text:style-name="P14"><text:span text:style-name="T10"/></text:p>
      <text:p text:style-name="P17"><text:span text:style-name="T10">2.</text:span><text:span text:style-name="T13">1 </text:span><text:span text:style-name="T10">Liste des acteurs</text:span></text:p>
      <text:p text:style-name="P17"><text:span text:style-name="T10"/></text:p>
      <text:p text:style-name="P19"><text:span text:style-name="T10">L'utilisateur :</text:span></text:p>
      <text:p text:style-name="P19"><text:span text:style-name="T10"><text:tab/>L'utilisateur peut choisir la difficulté et la taille de la grille.</text:span></text:p>
      <text:p text:style-name="P19"><text:span text:style-name="T10"><text:tab/>Il pourra faire appel à une aide </text:span></text:p>
      <text:p text:style-name="P19"><text:span text:style-name="T10"><text:tab/>Il peut sauvegarder la partie et la charger plus tard.</text:span></text:p>
      <text:p text:style-name="P19"><text:span text:style-name="T10"><text:tab/>L'utilisateur peut également consulter le classement du jeu (local et global).</text:span></text:p>
      <text:p text:style-name="P19"><text:span text:style-name="T10"></text:span></text:p>
      <text:p text:style-name="P17"><text:span text:style-name="T10">2.2 Expression des besoins</text:span></text:p>
      <text:p text:style-name="P17"><text:span text:style-name="T10"/></text:p>
      <text:p text:style-name="P19"><text:span text:style-name="T10"><text:tab/>Le client souhaite disposer d'une application réalisée sous Ruby et l'interface</text:span></text:p>
      <text:p text:style-name="P19"><text:span text:style-name="T10"><text:tab/>graphique en GTK+.</text:span></text:p>
      <text:p text:style-name="P19"><text:span text:style-name="T10"><text:tab/></text:span></text:p>
      <text:p text:style-name="P19"><text:span text:style-name="T10"><text:tab/>La résolution de grilles de Takuzu, selon les règles traditionnelles du jeu,</text:span></text:p>
      <text:p text:style-name="P19"><text:span text:style-name="T10"><text:tab/>avec possibilité de demander de l'aide si le joueur est bloqué. L'application</text:span></text:p>
      <text:p text:style-name="P19"><text:span text:style-name="T10"><text:tab/>doit pouvoir charger une partie précédente.</text:span></text:p>
      <text:p text:style-name="P19"><text:span text:style-name="T10"></text:span></text:p>
      <text:p text:style-name="P17"><text:span text:style-name="T10">2.3 Besoins fonctionnels</text:span></text:p>
      <text:p text:style-name="P19"><text:span text:style-name="T10"></text:span></text:p>
      <text:p text:style-name="P19"><text:span text:style-name="T10">Résolution des grilles de Takuzu</text:span></text:p>
      <text:p text:style-name="P19"><text:span text:style-name="T10"><text:tab/>* Démarrer une partie</text:span></text:p>
      <text:p text:style-name="P19"><text:span text:style-name="T10"><text:tab/><text:tab/>L'utilisateur doit pouvoir choisir le niveau de difficulté et la</text:span></text:p>
      <text:p text:style-name="P19"><text:span text:style-name="T10"><text:tab/><text:tab/>taille de la grille.<text:tab/></text:span></text:p>
      <text:p text:style-name="P19"><text:span text:style-name="T10"><text:tab/>* Lors d'une partie, le joueur peut demander de l'aide s'il se voit bloqué.</text:span></text:p>
      <text:p text:style-name="P19"><text:span text:style-name="T10"><text:tab/> <text:s/>Deux niveaux d'aide sont disponibles :</text:span></text:p>
      <text:p text:style-name="P19"><text:span text:style-name="T10"><text:tab/><text:tab/>- Aide indirecte qui énonce une r</text:span><text:span text:style-name="T18">è</text:span><text:span text:style-name="T10">gle applicable à la situation de jeu</text:span></text:p>
      <text:p text:style-name="P19"><text:span text:style-name="T10"><text:tab/><text:tab/>- Conseil qui résout une case par rapport à la solution</text:span></text:p>
      <text:p text:style-name="P19"><text:span text:style-name="T10"></text:span></text:p>
      <text:p text:style-name="P19"><text:span text:style-name="T10"><text:tab/>* Sauvegarder la grille en cours</text:span></text:p>
      <text:p text:style-name="P19"><text:span text:style-name="T10"><text:tab/> <text:tab/>L'application doit pouvoir gérer les sauvegardes des grilles en fonction</text:span></text:p>
      <text:p text:style-name="P19"><text:span text:style-name="T10"><text:tab/><text:tab/>du niveau de difficulté et de la taille de la grille. </text:span></text:p>
      <text:p text:style-name="P19"><text:span text:style-name="T10"><text:tab/>* Charger une grille</text:span></text:p>
      <text:p text:style-name="P19"><text:span text:style-name="T10"><text:tab/><text:tab/>L'utilisateur doit pouvoir charger une grille à l'aide d'un menu</text:span></text:p>
      <text:p text:style-name="P19"><text:span text:style-name="T10"><text:tab/><text:tab/>de sauvegarde</text:span></text:p>
      <text:p text:style-name="P19"><text:span text:style-name="T10"></text:span></text:p>
      <text:p text:style-name="P17"><text:span text:style-name="T10">2.4 Besoins non fonctionnels</text:span></text:p>
      <text:p text:style-name="P19"><text:span text:style-name="T10"></text:span></text:p>
      <text:p text:style-name="P19"><text:span text:style-name="T10"><text:tab/>* Sérialisation des objets pour la persistance des données</text:span></text:p>
      <text:p text:style-name="P19"><text:span text:style-name="T10"><text:tab/><text:tab/>- L'application doit pouvoir sérialiser les grilles, le classement,</text:span></text:p>
      <text:p text:style-name="P19"><text:span text:style-name="T10"><text:tab/><text:tab/> <text:s/>les options afin de pouvoir les récupérer au redémarrage de </text:span></text:p>
      <text:p text:style-name="P19"><text:span text:style-name="T10"><text:tab/><text:tab/> <text:s/>l'application</text:span></text:p>
      <text:p text:style-name="P19"><text:span text:style-name="T10"></text:span></text:p>
      <text:p text:style-name="P17"><text:span text:style-name="T10">2.5 Fonctionnalités</text:span></text:p>
      <text:p text:style-name="P19"><text:span text:style-name="T10"></text:span></text:p>
      <text:p text:style-name="P19"><text:span text:style-name="T10"><text:tab/>Le jeu</text:span></text:p>
      <text:p text:style-name="P19"><text:span text:style-name="T10"><text:tab/>Fonctionnalités</text:span></text:p>
      <text:p text:style-name="P19"><text:soft-page-break/><text:span text:style-name="T10"><text:tab/>Traitement/Persistance des données</text:span></text:p>
      <text:p text:style-name="P19"><text:span text:style-name="T10"><text:tab/>Sauvegarder/charger les options</text:span></text:p>
      <text:p text:style-name="P19"><text:span text:style-name="T10"><text:tab/>Sauvegarder/Charger/Supprimer une partie</text:span></text:p>
      <text:p text:style-name="P19"><text:span text:style-name="T10"><text:tab/>Sauvegarder/Charger les scores et les statistiques</text:span></text:p>
      <text:p text:style-name="P19"><text:span text:style-name="T10"><text:tab/>Crypter les données pour empêcher les modifications</text:span></text:p>
      <text:p text:style-name="P19"><text:span text:style-name="T10"><text:tab/>Jeu</text:span></text:p>
      <text:p text:style-name="P19"><text:span text:style-name="T10"><text:tab/>Jouer une partie</text:span></text:p>
      <text:p text:style-name="P19"><text:span text:style-name="T10"><text:tab/>Système d'aide</text:span></text:p>
      <text:p text:style-name="P19"><text:span text:style-name="T10"></text:span></text:p>
      <text:p text:style-name="P19"><text:span text:style-name="T10"><text:tab/>* Jeu</text:span></text:p>
      <text:p text:style-name="P19"><text:span text:style-name="T10"><text:tab/><text:tab/>Aider le joueur : L'utilisateur doit pouvoir recevoir une aide du </text:span></text:p>
      <text:p text:style-name="P19"><text:span text:style-name="T10"><text:tab/><text:tab/>logiciel dans le cas ou il est bloqué. </text:span></text:p>
      <text:p text:style-name="P19"><text:span text:style-name="T10"></text:span></text:p>
      <text:p text:style-name="P19"><text:span text:style-name="T10"><text:tab/><text:tab/>Jouer une partie : L'utilisateur doit pouvoir jouer une partie de</text:span></text:p>
      <text:p text:style-name="P19"><text:span text:style-name="T10"><text:tab/><text:tab/>Takuzu à l'aide de la souris. Les différentes interactions disponibles</text:span></text:p>
      <text:p text:style-name="P19"><text:span text:style-name="T10"><text:tab/><text:tab/>seront définies lors de la phase de conception.</text:span></text:p>
      <text:p text:style-name="P19"><text:span text:style-name="T10"></text:span></text:p>
      <text:p text:style-name="P19"><text:span text:style-name="T10"><text:tab/>* Traitement et persistance des données</text:span></text:p>
      <text:p text:style-name="P19"><text:span text:style-name="T10"><text:tab/><text:tab/>Sauvegarder/Charger les options : Les choix de l'utilisateur concernant</text:span></text:p>
      <text:p text:style-name="P19"><text:span text:style-name="T10"><text:tab/><text:tab/>les options du jeu sont sauvegardées dans un fichier de configuration</text:span></text:p>
      <text:p text:style-name="P19"><text:span text:style-name="T10"><text:tab/></text:span></text:p>
      <text:p text:style-name="P19"><text:span text:style-name="T10"><text:tab/><text:tab/>Sauvegarder/Charger/Supprimer une partie : L'utilisateur peut </text:span></text:p>
      <text:p text:style-name="P19"><text:span text:style-name="T10"><text:tab/><text:tab/>sauvegarder une partie en cours afin de la reprendre ultérieurement.</text:span></text:p>
      <text:p text:style-name="P19"><text:span text:style-name="T10"><text:tab/><text:tab/>Lorsque le jeu quitte en pleine partie, le jeu lui propose de reprendre</text:span></text:p>
      <text:p text:style-name="P19"><text:span text:style-name="T10"><text:tab/><text:tab/>la partie précédente au démarrage. L'utilisateur peut également</text:span></text:p>
      <text:p text:style-name="P19"><text:span text:style-name="T10"><text:tab/><text:tab/>supprimer ses sauvegardes.</text:span></text:p>
      <text:p text:style-name="P19"><text:span text:style-name="T10"></text:span></text:p>
      <text:p text:style-name="P19"><text:span text:style-name="T10"><text:tab/><text:tab/>Sauvegarder/Charger les scores : le jeu charge automatiquement les scores</text:span></text:p>
      <text:p text:style-name="P19"><text:span text:style-name="T10"><text:tab/><text:tab/>des différents joueurs au démarrage</text:span></text:p>
      <text:p text:style-name="P19"><text:span text:style-name="T10"></text:span></text:p>
      <text:p text:style-name="P19"><text:span text:style-name="T10"><text:tab/><text:tab/>Crypter les données</text:span></text:p>
      <text:p text:style-name="P19"><text:span text:style-name="T10"><text:tab/><text:tab/>Les sauvegardes sont cryptées afin d'</text:span><text:span text:style-name="T17">e</text:span><text:span text:style-name="T10">mp</text:span><text:span text:style-name="T17">ê</text:span><text:span text:style-name="T10">cher la modification des</text:span></text:p>
      <text:p text:style-name="P19"><text:span text:style-name="T10"><text:tab/><text:tab/>sauvegardes</text:span></text:p>
      <text:p text:style-name="P19"><text:span text:style-name="T10"></text:span></text:p>
      <text:p text:style-name="P19"><text:span text:style-name="T10"><text:tab/>* Traitement et persistance des données :</text:span></text:p>
      <text:p text:style-name="P19"><text:span text:style-name="T10"><text:tab/><text:tab/>Sauvegarder/Charger une grille : L'utilisateur doit pouvoir sauvegarder</text:span></text:p>
      <text:p text:style-name="P19"><text:span text:style-name="T10"><text:tab/><text:tab/>ses grilles en cours et si l'application quitte sans sauvegarder, le</text:span></text:p>
      <text:p text:style-name="P19"><text:span text:style-name="T10"><text:tab/><text:tab/>jeu se sauvegarde automatiquement à chaque mouvements</text:span></text:p>
      <text:p text:style-name="P19"><text:span text:style-name="T10"></text:span></text:p>
      <text:p text:style-name="P17"><text:span text:style-name="T10">2.6 Cas d'utilisation</text:span></text:p>
      <text:p text:style-name="P17"><text:span text:style-name="T10"/></text:p>
      <text:p text:style-name="P19"><text:span text:style-name="T10">Cas d'utilisation n°1</text:span></text:p>
      <text:p text:style-name="P19"><text:span text:style-name="T10">Nom : Résolution Takuzu</text:span></text:p>
      <text:p text:style-name="P19"><text:span text:style-name="T10">Description : L'utilisateur tente de résoudre une grille de Takuzu</text:span></text:p>
      <text:p text:style-name="P19"><text:span text:style-name="T10">Acteur : L'utilisateur de l'application</text:span></text:p>
      <text:p text:style-name="P19"><text:span text:style-name="T10">Préalables : L'application doit être téléchargée</text:span></text:p>
      <text:p text:style-name="P19"><text:span text:style-name="T10">Conséquents : L'utilisateur peut exécuter l'application</text:span></text:p>
      <text:p text:style-name="P19"><text:span text:style-name="T10"></text:span></text:p>
      <text:p text:style-name="P19"><text:span text:style-name="T10">1) Choix des options</text:span></text:p>
      <text:p text:style-name="P19"><text:span text:style-name="T10"><text:tab/>- L'utilisateur clique sur l'option "Nouvelle partie"</text:span></text:p>
      <text:p text:style-name="P19"><text:span text:style-name="T10"><text:tab/>- L'utilisateur choisit le niveau de difficulté </text:span></text:p>
      <text:p text:style-name="P19"><text:span text:style-name="T10"><text:tab/>- L'utilisateur choisit la taille de la grille</text:span></text:p>
      <text:p text:style-name="P19"><text:soft-page-break/><text:span text:style-name="T10"><text:tab/>- Le système sélectionne une grille</text:span></text:p>
      <text:p text:style-name="P19"><text:span text:style-name="T10"><text:tab/>- Ajout d'un malus par conseil utilisé</text:span></text:p>
      <text:p text:style-name="P19"><text:span text:style-name="T10">- On considère que le timer est toujours mis en place</text:span></text:p>
      <text:p text:style-name="P19"><text:span text:style-name="T10"/></text:p>
      <text:p text:style-name="P19"><text:span text:style-name="T10">2) Résolution du Takuzu</text:span></text:p>
      <text:p text:style-name="P19"><text:span text:style-name="T10"><text:tab/>- L'utilisateur essaye de résoudre la grille</text:span></text:p>
      <text:p text:style-name="P19"><text:span text:style-name="T10"><text:tab/>- L'utilisateur peut utiliser l'option "Aide" et "Conseil" pour se débloquer</text:span></text:p>
      <text:p text:style-name="P19"><text:span text:style-name="T10"><text:tab/>- Une fois la grille complète, le programme vérifie automatiquement celle-ci</text:span></text:p>
      <text:p text:style-name="P19"><text:span text:style-name="T10"><text:tab/>- Le système compare les valeurs du joueur avec la solution <text:s/></text:span></text:p>
      <text:p text:style-name="P19"><text:span text:style-name="T10"><text:tab/>- Affichage d'un message indiquant s'il y a correspondance (réussite) ou non</text:span></text:p>
      <text:p text:style-name="P19"><text:span text:style-name="T10"><text:tab/> <text:s/>en fonctio</text:span><text:span text:style-name="T16">n</text:span><text:span text:style-name="T10"> de la solution</text:span></text:p>
      <text:p text:style-name="P19"><text:span text:style-name="T10"><text:tab/>- S'il y a correspondance :</text:span></text:p>
      <text:p text:style-name="P19"><text:span text:style-name="T10"><text:tab/><text:tab/>- Enregistrement du temps mis pour terminer la grille et calcule</text:span></text:p>
      <text:p text:style-name="P19"><text:span text:style-name="T10"><text:tab/><text:tab/>du score</text:span></text:p>
      <text:p text:style-name="P19"><text:span text:style-name="T10"><text:tab/><text:tab/>- Affichage du classement pour cette grille</text:span></text:p>
      <text:p text:style-name="P19"><text:span text:style-name="T10"><text:tab/>- Sinon le joueur peut corriger et effectuer une autre validation par la suite, un</text:span></text:p>
      <text:p text:style-name="P19"><text:span text:style-name="T10"><text:tab/>malus sera appliqué à son score</text:span></text:p>
      <text:p text:style-name="P19"><text:span text:style-name="T10"><text:tab/>- Le système propose ensuite de retourner au menu principal</text:span></text:p>
      <text:p text:style-name="P19"><text:span text:style-name="T10"></text:span></text:p>
      <text:p text:style-name="P19"><text:span text:style-name="T10"/></text:p>
      <text:p text:style-name="P19"><text:span text:style-name="T10"/></text:p>
      <text:p text:style-name="P22"><text:span text:style-name="T8">3. Livrables</text:span></text:p>
      <text:p text:style-name="P22"><text:span text:style-name="T12"></text:span></text:p>
      <text:list xml:id="list513666259" text:style-name="L12">
        <text:list-item>
          <text:p text:style-name="P23"><text:span text:style-name="T12">Un cahier des charges validé par le client</text:span></text:p>
        </text:list-item>
        <text:list-item>
          <text:p text:style-name="P23"><text:span text:style-name="T12">Un logiciel qui respecte le cahier des charges</text:span></text:p>
        </text:list-item>
        <text:list-item>
          <text:p text:style-name="P23"><text:span text:style-name="T12">Les cahiers d'analyse et de conception</text:span></text:p>
        </text:list-item>
        <text:list-item>
          <text:p text:style-name="P23"><text:span text:style-name="T12">Un manuel utilisateur</text:span></text:p>
        </text:list-item>
      </text:list>
      <text:p text:style-name="P21"><text:span text:style-name="T12"></text:span></text:p>
      <text:p text:style-name="P21"><text:span text:style-name="T8">4) Contraites</text:span><text:span text:style-name="T12"></text:span></text:p>
      <text:p text:style-name="P21"><text:span text:style-name="T12"></text:span></text:p>
      <text:p text:style-name="P18"><text:span text:style-name="T12">4.1 – Documentations</text:span></text:p>
      <text:p text:style-name="P18"><text:span text:style-name="T12"/></text:p>
      <text:p text:style-name="P24"><text:span text:style-name="T12">- Cahier des charges :</text:span></text:p>
      <text:p text:style-name="P24"><text:span text:style-name="T12"></text:span></text:p>
      <text:p text:style-name="P21"><text:span text:style-name="T12"><text:tab/>Spécification des besoins du client, les fonctionnali</text:span><text:span text:style-name="T15">t</text:span><text:span text:style-name="T12">és attendues de l'application à la fin de <text:tab/>son développement, les contraintes liées au projet.</text:span></text:p>
      <text:p text:style-name="P21"><text:span text:style-name="T12"></text:span></text:p>
      <text:p text:style-name="P21"><text:span text:style-name="T12">- Dossier d'analyse et de conception :</text:span></text:p>
      <text:p text:style-name="P21"><text:span text:style-name="T12"><text:tab/>Présentation des outils et des technologies déployé (utilisé) dans le projet, ainsi que <text:tab/>l'archit</text:span><text:span text:style-name="T14">ect</text:span><text:span text:style-name="T12">ure du projet et de l'application.</text:span></text:p>
      <text:p text:style-name="P21"><text:span text:style-name="T12"></text:span></text:p>
      <text:p text:style-name="P21"><text:span text:style-name="T12">- Manuel utilisateur :</text:span></text:p>
      <text:p text:style-name="P21"><text:span text:style-name="T12"><text:tab/>Manuel présentant les différentes fonctionnalités de l'application, ainsi qu'une explication de <text:tab/>leur utilisation.</text:span></text:p>
      <text:p text:style-name="P21"><text:span text:style-name="T12"></text:span></text:p>
      <text:p text:style-name="P18"><text:span text:style-name="T12">4.2 – Délais</text:span></text:p>
      <text:p text:style-name="P18"><text:span text:style-name="T12"/></text:p>
      <text:p text:style-name="P21"><text:span text:style-name="T12"><text:tab/>Tous les livrables qui accompagnent l'application, ainsi que l'application elle-même doivent être rendus le 27 avril 2015 au plus tard.</text:span></text:p>
      <text:p text:style-name="P21"><text:span text:style-name="T12"/></text:p>
      <text:p text:style-name="P21"><text:span text:style-name="T12"></text:span></text:p>
      <text:p text:style-name="P18"><text:soft-page-break/><text:span text:style-name="T12">4.3 - Contraintes techniques</text:span></text:p>
      <text:p text:style-name="P18"><text:span text:style-name="T12"/></text:p>
      <text:p text:style-name="P21"><text:span text:style-name="T12"><text:tab/>Le projet se sert des moyens technique suivant:</text:span></text:p>
      <text:p text:style-name="P21"><text:span text:style-name="T12"><text:tab/><text:tab/>- Compatibilité avec le language Ruby dans sa version 2.2.0</text:span></text:p>
      <text:p text:style-name="P21"><text:span text:style-name="T12"><text:tab/><text:tab/>- Interface graphique avec la bibliothèque graphique GTK dans sa version 3.12.</text:span></text:p>
      <text:p text:style-name="P21"><text:span text:style-name="T12"><text:tab/><text:tab/>- Mise en oeuvre de la persistance des données à l'aide de la sérialisation.</text:span></text:p>
      <text:p text:style-name="P1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nqi wei</meta:initial-creator>
    <meta:creation-date>2015-01-21T14:08:12</meta:creation-date>
    <dc:date>2015-01-21T14:30:19</dc:date>
    <dc:creator>tianqi wei</dc:creator>
    <meta:editing-duration>PT19M56S</meta:editing-duration>
    <meta:editing-cycles>45</meta:editing-cycles>
    <meta:generator>LibreOffice/3.6$Linux_X86_64 LibreOffice_project/360m1$Build-2</meta:generator>
    <meta:document-statistic meta:table-count="0" meta:image-count="0" meta:object-count="0" meta:page-count="6" meta:paragraph-count="179" meta:word-count="1065" meta:character-count="7082" meta:non-whitespace-character-count="5784"/>
  </office:meta>
</office:document-meta>
</file>